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7" style:family="table" style:master-page-name="Endnote">
      <style:table-properties style:width="17.143cm" fo:margin-left="0cm" fo:margin-right="-0.143cm" fo:margin-top="0cm" fo:margin-bottom="0cm" style:page-number="auto" fo:break-before="page" table:align="margins"/>
    </style:style>
    <style:style style:name="Table7.A" style:family="table-column">
      <style:table-column-properties style:column-width="12.561cm" style:rel-column-width="48017*"/>
    </style:style>
    <style:style style:name="Table7.B" style:family="table-column">
      <style:table-column-properties style:column-width="1.025cm" style:rel-column-width="3919*"/>
    </style:style>
    <style:style style:name="Table7.C" style:family="table-column">
      <style:table-column-properties style:column-width="3.558cm" style:rel-column-width="13599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9cm" fo:margin-left="1.242cm" fo:margin-right="-0.141cm" fo:margin-top="0cm" fo:margin-bottom="0cm" table:align="margins"/>
    </style:style>
    <style:style style:name="Table4.A" style:family="table-column">
      <style:table-column-properties style:column-width="2.57cm" style:rel-column-width="10590*"/>
    </style:style>
    <style:style style:name="Table4.B" style:family="table-column">
      <style:table-column-properties style:column-width="0.533cm" style:rel-column-width="2195*"/>
    </style:style>
    <style:style style:name="Table4.C" style:family="table-column">
      <style:table-column-properties style:column-width="12.797cm" style:rel-column-width="52750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71cm" fo:margin-left="9.493cm" fo:margin-right="-0.164cm" table:align="margins"/>
    </style:style>
    <style:style style:name="Table6.A" style:family="table-column">
      <style:table-column-properties style:column-width="7.671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9" style:family="table" style:master-page-name="Endnote">
      <style:table-properties style:width="16.96cm" style:page-number="auto" fo:break-before="page" table:align="left"/>
    </style:style>
    <style:style style:name="Table9.A" style:family="table-column">
      <style:table-column-properties style:column-width="16.96cm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748cm" fo:margin-left="-0.074cm" fo:margin-right="-0.095cm" table:align="margins"/>
    </style:style>
    <style:style style:name="Table10.A" style:family="table-column">
      <style:table-column-properties style:column-width="16.748cm" style:rel-column-width="65535*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11" style:family="table">
      <style:table-properties style:width="15.505cm" fo:margin-left="1.242cm" fo:margin-right="-0.168cm" fo:margin-top="0cm" fo:margin-bottom="0cm" table:align="margins"/>
    </style:style>
    <style:style style:name="Table11.A" style:family="table-column">
      <style:table-column-properties style:column-width="7.502cm" style:rel-column-width="31708*"/>
    </style:style>
    <style:style style:name="Table11.B" style:family="table-column">
      <style:table-column-properties style:column-width="0.519cm" style:rel-column-width="2191*"/>
    </style:style>
    <style:style style:name="Table11.C" style:family="table-column">
      <style:table-column-properties style:column-width="7.484cm" style:rel-column-width="31636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7.223cm" fo:margin-left="9.493cm" fo:margin-right="-0.138cm" table:align="margins"/>
    </style:style>
    <style:style style:name="Table12.A" style:family="table-column">
      <style:table-column-properties style:column-width="7.223cm" style:rel-column-width="65535*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2" style:family="paragraph" style:parent-style-name="Normal">
      <style:paragraph-properties fo:margin-top="0cm" fo:margin-bottom="0.3cm" fo:line-height="100%" fo:text-align="start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left="12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14" style:family="paragraph" style:parent-style-name="Normal">
      <style:paragraph-properties fo:margin-left="13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15" style:family="paragraph" style:parent-style-name="Normal">
      <style:paragraph-properties fo:margin-left="13cm" fo:margin-right="0cm" fo:margin-top="0cm" fo:margin-bottom="0cm" fo:line-height="100%" fo:text-indent="0cm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{nama_satker}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3">P-9</text:p>
          </table:table-cell>
        </table:table-row>
      </table:table>
      <text:p text:style-name="P10"/>
      <text:p text:style-name="P10"/>
      <text:p text:style-name="P11">SURAT PANGGILAN {ISI1}</text:p>
      <text:p text:style-name="P11">NOMOR: SP-{no_surat}</text:p>
      <text:p text:style-name="P11"/>
      <text:p text:style-name="P13"/>
      <text:p text:style-name="P14">KEPADA YTH.</text:p>
      <text:p text:style-name="P14">{isi6}</text:p>
      <text:p text:style-name="P15"><text:span text:style-name="Default_20_Paragraph_20_Font"><text:span text:style-name="T1">DI – </text:span></text:span></text:p>
      <text:p text:style-name="P15"><text:span text:style-name="Default_20_Paragraph_20_Font"><text:span text:style-name="T1"><text:s text:c="9"/>{kepada_lokasi}</text:span></text:span></text:p>
      <text:p text:style-name="P9"><text:span text:style-name="Default_20_Paragraph_20_Font"><text:span text:style-name="T1"/></text:span></text:p>
      <text:p text:style-name="P2">Dengan ini kami minta kedatangan Saudara pad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Hari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1hari}</text:p>
          </table:table-cell>
        </table:table-row>
        <table:table-row>
          <table:table-cell table:style-name="Table4.A1" office:value-type="string">
            <text:p text:style-name="P2">Tanggal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2}</text:p>
          </table:table-cell>
        </table:table-row>
        <table:table-row>
          <table:table-cell table:style-name="Table4.A1" office:value-type="string">
            <text:p text:style-name="P2">Jam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3}</text:p>
          </table:table-cell>
        </table:table-row>
        <table:table-row>
          <table:table-cell table:style-name="Table4.A1" office:value-type="string">
            <text:p text:style-name="P2">Tempat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4}</text:p>
          </table:table-cell>
        </table:table-row>
        <table:table-row>
          <table:table-cell table:style-name="Table4.A1" office:value-type="string">
            <text:p text:style-name="P2">Menghadap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Jaksa Penyidik</text:p>
          </table:table-cell>
        </table:table-row>
      </table:table>
      <text:p text:style-name="P2"/>
      <text:p text:style-name="P5">Untuk didengar dan diperiksa sebagai {isi1} dalam perkara tindak pidana {isi5} atas nama tersangka {isi7} berdasarkan Surat Perintah Penyidikan/ Surat Perintah untuk melengkapi berkas perkara dari Kepala {nama_satker2} Nomor {isi8} tanggal {isi9}.</text:p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{lokasi_surat}, {tgl_surat}</text:p>
            <text:p text:style-name="P4">KEPALA {nama_satker}</text:p>
          </table:table-cell>
        </table:table-row>
        <table:table-row>
          <table:table-cell table:style-name="Table6.A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---------------------------------------------------------------------------------------------------------------------</text:p>
          </table:table-cell>
        </table:table-row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8">TANDA TERIMA</text:p>
                </table:table-cell>
              </table:table-row>
              <table:table-row>
                <table:table-cell table:style-name="Table10.A2" office:value-type="string">
                  <text:p text:style-name="P8">NOMOR: SP-{no_surat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9.A1" office:value-type="string">
            <text:p text:style-name="P6">Surat Panggilan ini telah diterima dengan baik oleh saya:</text:p>
          </table:table-cell>
        </table:table-row>
        <table:table-row>
          <table:table-cell table:style-name="Table9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">Nama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><text:s/></text:p>
                </table:table-cell>
              </table:table-row>
              <table:table-row>
                <table:table-cell table:style-name="Table11.A1" office:value-type="string">
                  <text:p text:style-name="P2">Hubungan dengan yang dipanggil (kalau yang dipanggil tidak ada di tempat)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Hari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Tanggal 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Jam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</table:table>
            <text:p text:style-name="P7"/>
          </table:table-cell>
        </table:table-row>
        <table:table-row>
          <table:table-cell table:style-name="Table9.A1" office:value-type="string">
            <text:p text:style-name="P2"/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4">YANG MENERIMA</text:p>
                </table:table-cell>
              </table:table-row>
              <table:table-row>
                <table:table-cell table:style-name="Table12.A1" office:value-type="string"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12.A1" office:value-type="string">
                  <text:p text:style-name="P4">(___________________________)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34:00Z</meta:creation-date>
    <dc:date>2016-01-26T07:18:05.68</dc:date>
    <meta:editing-cycles>22</meta:editing-cycles>
    <meta:editing-duration>PT3H48M8S</meta:editing-duration>
    <meta:document-statistic meta:table-count="7" meta:image-count="0" meta:object-count="0" meta:page-count="2" meta:paragraph-count="46" meta:word-count="113" meta:character-count="905"/>
    <meta:template xlink:type="simple" xlink:actuate="onRequest" xlink:title="" xlink:href="Normal.dotm"/>
  </office:meta>
</office:document-meta>
</file>